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emonLime-title">
      <style:graphic-properties draw:auto-grow-height="true" fo:min-height="2.629cm"/>
      <style:paragraph-properties style:writing-mode="lr-tb"/>
    </style:style>
    <style:style style:name="pr2" style:family="presentation" style:parent-style-name="LemonLime-outline1">
      <style:graphic-properties fo:min-height="9.518cm"/>
      <style:paragraph-properties style:writing-mode="lr-tb"/>
    </style:style>
    <style:style style:name="pr3" style:family="presentation" style:parent-style-name="LemonLim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range-title">
      <style:graphic-properties draw:auto-grow-height="true" fo:min-height="2.629cm"/>
      <style:paragraph-properties style:writing-mode="lr-tb"/>
    </style:style>
    <style:style style:name="pr5" style:family="presentation" style:parent-style-name="Orange-outline1">
      <style:graphic-properties fo:min-height="9.528cm"/>
      <style:paragraph-properties style:writing-mode="lr-tb"/>
    </style:style>
    <style:style style:name="pr6" style:family="presentation" style:parent-style-name="Orange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fafafa" loext:opacity="100%" style:font-name="Calibri"/>
    </style:style>
  </office:automatic-styles>
  <office:body>
    <office:presentation>
      <draw:page draw:name="page1" draw:style-name="dp1" draw:master-page-name="LemonLime" presentation:presentation-page-layout-name="AL1T1">
        <office:forms form:automatic-focus="false" form:apply-design-mode="false"/>
        <draw:frame presentation:style-name="pr1" draw:layer="layout" svg:width="25.392cm" svg:height="2.629cm" svg:x="1.269cm" svg:y="0.634cm" presentation:class="title" presentation:placeholder="true">
          <draw:text-box/>
        </draw:frame>
        <draw:frame presentation:style-name="pr2" draw:layer="layout" svg:width="25.392cm" svg:height="9.768cm" svg:x="1.269cm" svg:y="4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range" presentation:presentation-page-layout-name="AL1T1">
        <office:forms form:automatic-focus="false" form:apply-design-mode="false"/>
        <draw:frame presentation:style-name="pr4" draw:layer="layout" svg:width="25.392cm" svg:height="2.629cm" svg:x="1.269cm" svg:y="0.627cm" presentation:class="title" presentation:placeholder="true">
          <draw:text-box/>
        </draw:frame>
        <draw:frame presentation:style-name="pr5" draw:text-style-name="P2" draw:layer="layout" svg:width="25.392cm" svg:height="9.778cm" svg:x="1.269cm" svg:y="4.1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3" draw:display-name="Gradient 13" draw:style="linear" draw:start-color="#c0ca33" draw:end-color="#33691e" draw:start-intensity="100%" draw:end-intensity="100%" draw:angle="30deg" draw:border="0%"/>
    <draw:gradient draw:name="Gradient_20_14" draw:display-name="Gradient 14" draw:style="linear" draw:start-color="#f57c00" draw:end-color="#33691e" draw:start-intensity="100%" draw:end-intensity="100%" draw:angle="30deg" draw:border="0%"/>
    <draw:gradient draw:name="Gradient_20_15" draw:display-name="Gradient 15" draw:style="linear" draw:start-color="#fdd835" draw:end-color="#33691e" draw:start-intensity="100%" draw:end-intensity="100%" draw:angle="30deg" draw:border="0%"/>
    <draw:gradient draw:name="Gradient_20_16" draw:display-name="Gradient 16" draw:style="linear" draw:start-color="#fdd835" draw:end-color="#e64a19" draw:start-intensity="100%" draw:end-intensity="100%" draw:angle="30deg" draw:border="0%"/>
    <draw:gradient draw:name="Gradient_20_17" draw:display-name="Gradient 17" draw:style="linear" draw:start-color="#fdd835" draw:end-color="#d84315" draw:start-intensity="100%" draw:end-intensity="100%" draw:angle="30deg" draw:border="0%"/>
    <draw:gradient draw:name="Gradient_20_18" draw:display-name="Gradient 18" draw:style="linear" draw:start-color="#fdd835" draw:end-color="#bf360c" draw:start-intensity="100%" draw:end-intensity="100%" draw:angle="30deg" draw:border="0%"/>
    <draw:gradient draw:name="Gradient_20_19" draw:display-name="Gradient 19" draw:style="linear" draw:start-color="#f9a825" draw:end-color="#bf360c" draw:start-intensity="100%" draw:end-intensity="100%" draw:angle="30deg" draw:border="0%"/>
    <draw:gradient draw:name="Gradient_20_20" draw:display-name="Gradient 20" draw:style="linear" draw:start-color="#fbc02d" draw:end-color="#bf360c" draw:start-intensity="100%" draw:end-intensity="100%" draw:angle="30deg" draw:border="0%"/>
    <draw:gradient draw:name="Gradient_20_21" draw:display-name="Gradient 21" draw:style="linear" draw:start-color="#fbc02d" draw:end-color="#3369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1" draw:display-name="Transparency 11" draw:style="linear" draw:start="100%" draw:end="0%" draw:angle="180deg" draw:border="99%"/>
    <draw:opacity draw:name="Transparency_20_24" draw:display-name="Transparency 24" draw:style="linear" draw:start="15%" draw:end="0%" draw:angle="180deg" draw:border="0%"/>
    <draw:opacity draw:name="Transparency_20_26" draw:display-name="Transparency 26" draw:style="linear" draw:start="0%" draw:end="15%" draw:angle="180deg" draw:border="0%"/>
    <draw:opacity draw:name="Transparency_20_7" draw:display-name="Transparency 7" draw:style="linear" draw:start="100%" draw:end="0%" draw:angle="0deg" draw:border="99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monLime-background" style:family="presentation">
      <style:graphic-properties draw:stroke="none" draw:fill="solid" draw:fill-color="#37474f"/>
      <style:text-properties style:letter-kerning="true"/>
    </style:style>
    <style:style style:name="Lemon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mon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monLime-outline1" style:family="presentation">
      <style:graphic-properties draw:stroke="none" draw:fill="none" draw:auto-grow-height="false" draw:fit-to-size="false" style:shrink-to-fit="true">
        <text:list-style style:name="LemonLime-outline1">
          <text:list-level-style-bullet text:level="1" text:bullet-char="●">
            <style:list-level-properties text:space-before="0.3cm" text:min-label-width="0.9cm"/>
            <style:text-properties fo:font-family="StarSymbol" fo:color="#fafafa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afafa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afafa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afaf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afaf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afaf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afaf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afaf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afaf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afafa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afafa" loext:opacity="100%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LemonLime-outline2" style:family="presentation" style:parent-style-name="LemonLime-outline1">
      <style:paragraph-properties fo:margin-left="0cm" fo:margin-right="0cm" fo:margin-top="0.399cm" fo:margin-bottom="0cm" fo:text-indent="0cm"/>
      <style:text-properties fo:color="#fafafa" loext:opacity="100%" style:font-name="Calibri" fo:font-family="Calibri" style:font-family-generic="swiss" style:font-pitch="variable" fo:font-size="28pt" style:font-size-asian="28pt" style:font-size-complex="28pt"/>
    </style:style>
    <style:style style:name="LemonLime-outline3" style:family="presentation" style:parent-style-name="LemonLime-outline2">
      <style:paragraph-properties fo:margin-left="0cm" fo:margin-right="0cm" fo:margin-top="0.299cm" fo:margin-bottom="0cm" fo:text-indent="0cm"/>
      <style:text-properties fo:color="#fafafa" loext:opacity="100%" style:font-name="Calibri" fo:font-family="Calibri" style:font-family-generic="swiss" style:font-pitch="variable" fo:font-size="24pt" style:font-size-asian="24pt" style:font-size-complex="24pt"/>
    </style:style>
    <style:style style:name="LemonLime-outline4" style:family="presentation" style:parent-style-name="LemonLime-outline3">
      <style:paragraph-properties fo:margin-left="0cm" fo:margin-right="0cm" fo:margin-top="0.199cm" fo:margin-bottom="0cm" fo:text-indent="0cm"/>
      <style:text-properties fo:color="#fafafa" loext:opacity="100%" style:font-name="Calibri" fo:font-family="Calibri" style:font-family-generic="swiss" style:font-pitch="variable" fo:font-size="20pt" style:font-size-asian="20pt" style:font-size-complex="20pt"/>
    </style:style>
    <style:style style:name="LemonLime-outline5" style:family="presentation" style:parent-style-name="LemonLime-outline4">
      <style:paragraph-properties fo:margin-left="0cm" fo:margin-right="0cm" fo:margin-top="0.099cm" fo:margin-bottom="0cm" fo:text-indent="0cm"/>
      <style:text-properties fo:color="#fafafa" loext:opacity="100%" style:font-name="Calibri" fo:font-family="Calibri" style:font-family-generic="swiss" style:font-pitch="variable" fo:font-size="20pt" style:font-size-asian="20pt" style:font-size-complex="20pt"/>
    </style:style>
    <style:style style:name="LemonLime-outline6" style:family="presentation" style:parent-style-name="LemonLime-outline5">
      <style:paragraph-properties fo:margin-left="0cm" fo:margin-right="0cm" fo:margin-top="0.099cm" fo:margin-bottom="0cm" fo:text-indent="0cm"/>
      <style:text-properties fo:color="#fafafa" loext:opacity="100%" style:font-name="Calibri" fo:font-family="Calibri" style:font-family-generic="swiss" style:font-pitch="variable" fo:font-size="20pt" style:font-size-asian="20pt" style:font-size-complex="20pt"/>
    </style:style>
    <style:style style:name="LemonLime-outline7" style:family="presentation" style:parent-style-name="LemonLime-outline6">
      <style:paragraph-properties fo:margin-left="0cm" fo:margin-right="0cm" fo:margin-top="0.099cm" fo:margin-bottom="0cm" fo:text-indent="0cm"/>
      <style:text-properties fo:color="#fafafa" loext:opacity="100%" style:font-name="Calibri" fo:font-family="Calibri" style:font-family-generic="swiss" style:font-pitch="variable" fo:font-size="20pt" style:font-size-asian="20pt" style:font-size-complex="20pt"/>
    </style:style>
    <style:style style:name="LemonLime-outline8" style:family="presentation" style:parent-style-name="Lemon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monLime-outline9" style:family="presentation" style:parent-style-name="Lemon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monLime-subtitle" style:family="presentation">
      <style:graphic-properties draw:stroke="none" draw:fill="none" draw:textarea-vertical-align="middle">
        <text:list-style style:name="Lemon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monLime-title" style:family="presentation">
      <style:graphic-properties draw:stroke="none" draw:fill="none" draw:textarea-vertical-align="middle" draw:shadow="visible" draw:shadow-offset-x="0.035cm" draw:shadow-offset-y="0.035cm" draw:shadow-color="#33691e">
        <text:list-style style:name="Lemon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afafa" loext:opacity="100%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ge-background" style:family="presentation">
      <style:graphic-properties draw:stroke="none" draw:fill="solid" draw:fill-color="#37474f"/>
      <style:text-properties style:letter-kerning="true"/>
    </style:style>
    <style:style style:name="Orange-backgroundobjects" style:family="presentation">
      <style:graphic-properties draw:textarea-horizontal-align="justify" draw:shadow="hidden" draw:shadow-offset-x="0.2cm" draw:shadow-offset-y="0.2cm" draw:shadow-color="#808080">
        <text:list-style style:name="Orange-backgroundobjects">
          <text:list-level-style-bullet text:level="1" text:bullet-char="●">
            <style:list-level-properties text:space-before="0.3cm" text:min-label-width="0.9cm"/>
            <style:text-properties fo:font-family="StarSymbol" fo:color="#fafafa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afafa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afafa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afaf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afaf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afaf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afaf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afaf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afaf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afafa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range-outline1" style:family="presentation">
      <style:graphic-properties draw:stroke="none" draw:fill="none" draw:auto-grow-height="false" draw:fit-to-size="false" style:shrink-to-fit="true">
        <text:list-style style:name="Orange-outline1">
          <text:list-level-style-bullet text:level="1" text:bullet-char="●">
            <style:list-level-properties text:space-before="0.3cm" text:min-label-width="0.9cm"/>
            <style:text-properties fo:font-family="StarSymbol" fo:color="#fafafa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afafa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afafa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afaf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afaf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afaf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afaf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afaf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afaf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afafa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range-outline2" style:family="presentation" style:parent-style-name="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range-outline3" style:family="presentation" style:parent-style-name="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range-outline4" style:family="presentation" style:parent-style-name="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range-outline5" style:family="presentation" style:parent-style-name="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range-outline6" style:family="presentation" style:parent-style-name="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range-outline7" style:family="presentation" style:parent-style-name="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range-outline8" style:family="presentation" style:parent-style-name="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range-outline9" style:family="presentation" style:parent-style-name="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range-subtitle" style:family="presentation">
      <style:graphic-properties draw:stroke="none" draw:fill="none" draw:textarea-vertical-align="middle">
        <text:list-style style:name="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title" style:family="presentation">
      <style:graphic-properties draw:stroke="none" draw:fill="none" draw:textarea-vertical-align="middle" draw:shadow="visible" draw:shadow-offset-x="0.035cm" draw:shadow-offset-y="0.035cm" draw:shadow-color="#b71c1c">
        <text:list-style style:name="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afafa" loext:opacity="100%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LemonLime-backgroundobjects">
      <style:graphic-properties draw:stroke="none" draw:fill="solid" draw:fill-color="#cfd8dc" draw:opacity="100%" draw:opacity-name="Transparency_20_24" draw:textarea-vertical-align="middle" draw:auto-grow-height="false" fo:min-height="3.093cm" fo:min-width="27.991cm"/>
    </style:style>
    <style:style style:name="Mpr2" style:family="presentation" style:parent-style-name="LemonLime-backgroundobjects">
      <style:graphic-properties draw:stroke="none" svg:stroke-color="#000000" svg:stroke-opacity="0%" draw:fill="gradient" draw:fill-gradient-name="Gradient_20_13" draw:opacity="100%" draw:opacity-name="Transparency_20_11" draw:textarea-vertical-align="middle" draw:auto-grow-height="false" fo:min-height="1.27cm" fo:min-width="27.991cm" draw:shadow="hidden" loext:glow-radius="0cm" loext:glow-color="#1b5e20" loext:glow-transparency="75%" loext:softedge-radius="0cm"/>
    </style:style>
    <style:style style:name="Mpr3" style:family="presentation" style:parent-style-name="LemonLime-backgroundobjects">
      <style:graphic-properties draw:stroke="none" draw:fill="solid" draw:fill-color="#cfd8dc" draw:opacity="100%" draw:opacity-name="Transparency_20_26" draw:textarea-vertical-align="middle" draw:auto-grow-height="false" fo:min-height="6.984cm" fo:min-width="27.991cm"/>
    </style:style>
    <style:style style:name="Mpr4" style:family="presentation" style:parent-style-name="LemonLime-backgroundobjects">
      <style:graphic-properties draw:stroke="none" svg:stroke-color="#000000" svg:stroke-opacity="0%" draw:fill="gradient" draw:fill-gradient-name="Gradient_20_13" draw:opacity="100%" draw:opacity-name="Transparency_20_7" draw:textarea-vertical-align="middle" draw:auto-grow-height="false" fo:min-height="3.685cm" fo:min-width="27.991cm" draw:shadow="hidden" loext:glow-radius="0cm" loext:glow-color="#1b5e20" loext:glow-transparency="75%" loext:softedge-radius="0cm"/>
    </style:style>
    <style:style style:name="Mpr5" style:family="presentation" style:parent-style-name="LemonLime-backgroundobjects">
      <style:graphic-properties draw:stroke="none" draw:fill="none" draw:fill-color="#ffffff" draw:auto-grow-height="false" fo:min-height="1.086cm" draw:shadow="visible" draw:shadow-offset-x="0.035cm" draw:shadow-offset-y="0.035cm" draw:shadow-color="#33691e"/>
      <style:paragraph-properties style:writing-mode="lr-tb"/>
    </style:style>
    <style:style style:name="Mpr6" style:family="presentation" style:parent-style-name="LemonLi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LemonLi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Orange-backgroundobjects">
      <style:graphic-properties draw:stroke="none" draw:fill="solid" draw:fill-color="#cfd8dc" draw:opacity="100%" draw:opacity-name="Transparency_20_24" draw:textarea-vertical-align="middle" draw:auto-grow-height="false" fo:min-height="3.093cm" fo:min-width="27.991cm"/>
    </style:style>
    <style:style style:name="Mpr9" style:family="presentation" style:parent-style-name="Orange-backgroundobjects">
      <style:graphic-properties draw:stroke="none" svg:stroke-color="#000000" svg:stroke-opacity="0%" draw:fill="gradient" draw:fill-gradient-name="Gradient_20_20" draw:opacity="100%" draw:opacity-name="Transparency_20_11" draw:textarea-vertical-align="middle" draw:auto-grow-height="false" fo:min-height="1.27cm" fo:min-width="27.991cm" draw:shadow="hidden" loext:glow-radius="0cm" loext:glow-color="#1b5e20" loext:glow-transparency="75%" loext:softedge-radius="0cm"/>
    </style:style>
    <style:style style:name="Mpr10" style:family="presentation" style:parent-style-name="Orange-backgroundobjects">
      <style:graphic-properties draw:stroke="none" draw:fill="solid" draw:fill-color="#cfd8dc" draw:opacity="100%" draw:opacity-name="Transparency_20_26" draw:textarea-vertical-align="middle" draw:auto-grow-height="false" fo:min-height="6.984cm" fo:min-width="27.991cm"/>
    </style:style>
    <style:style style:name="Mpr11" style:family="presentation" style:parent-style-name="Orange-backgroundobjects">
      <style:graphic-properties draw:stroke="none" svg:stroke-color="#000000" svg:stroke-opacity="0%" draw:fill="gradient" draw:fill-gradient-name="Gradient_20_20" draw:opacity="100%" draw:opacity-name="Transparency_20_7" draw:textarea-vertical-align="middle" draw:auto-grow-height="false" fo:min-height="3.685cm" fo:min-width="27.991cm" draw:shadow="hidden" loext:glow-radius="0cm" loext:glow-color="#1b5e20" loext:glow-transparency="75%" loext:softedge-radius="0cm"/>
    </style:style>
    <style:style style:name="Mpr12" style:family="presentation" style:parent-style-name="Orange-backgroundobjects">
      <style:graphic-properties draw:stroke="none" draw:fill="none" draw:fill-color="#ffffff" draw:auto-grow-height="false" fo:min-height="1.086cm" draw:shadow="visible" draw:shadow-offset-x="0.035cm" draw:shadow-offset-y="0.035cm" draw:shadow-color="#b71c1c"/>
      <style:paragraph-properties style:writing-mode="lr-tb"/>
    </style:style>
    <style:style style:name="Mpr13" style:family="presentation" style:parent-style-name="Oran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Oran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cfd8dc" draw:opacity="100%" draw:opacity-name="Transparency_20_24"/>
      <style:paragraph-properties fo:text-align="center"/>
    </style:style>
    <style:style style:name="MP6" style:family="paragraph">
      <loext:graphic-properties draw:fill="gradient" draw:fill-gradient-name="Gradient_20_13" draw:opacity="100%" draw:opacity-name="Transparency_20_11"/>
      <style:paragraph-properties fo:text-align="center"/>
    </style:style>
    <style:style style:name="MP7" style:family="paragraph">
      <loext:graphic-properties draw:fill="solid" draw:fill-color="#cfd8dc" draw:opacity="100%" draw:opacity-name="Transparency_20_26"/>
      <style:paragraph-properties fo:text-align="center"/>
    </style:style>
    <style:style style:name="MP8" style:family="paragraph">
      <loext:graphic-properties draw:fill="gradient" draw:fill-gradient-name="Gradient_20_13" draw:opacity="100%" draw:opacity-name="Transparency_20_7"/>
      <style:paragraph-properties fo:text-align="center"/>
    </style:style>
    <style:style style:name="MP9" style:family="paragraph">
      <style:paragraph-properties fo:text-align="end" style:writing-mode="lr-tb"/>
      <style:text-properties fo:color="#fafafa" loext:opacity="100%" style:font-name="Calibri Light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afafa" loext:opacity="100%" style:font-name="Calibri Light1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afafa" loext:opacity="100%" style:font-name="Calibri Light1" fo:font-size="14pt" fo:text-shadow="none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afafa" loext:opacity="100%" style:font-name="Calibri Light1" fo:font-size="14pt" fo:text-shadow="none" style:font-size-asian="14pt" style:font-size-complex="14pt"/>
    </style:style>
    <style:style style:name="MP13" style:family="paragraph">
      <loext:graphic-properties draw:fill="gradient" draw:fill-gradient-name="Gradient_20_20" draw:opacity="100%" draw:opacity-name="Transparency_20_11"/>
      <style:paragraph-properties fo:text-align="center"/>
    </style:style>
    <style:style style:name="MP14" style:family="paragraph">
      <loext:graphic-properties draw:fill="gradient" draw:fill-gradient-name="Gradient_20_20" draw:opacity="100%" draw:opacity-name="Transparency_20_7"/>
      <style:paragraph-properties fo:text-align="center"/>
    </style:style>
    <style:style style:name="MP15" style:family="paragraph">
      <style:paragraph-properties fo:text-align="end"/>
      <style:text-properties fo:color="#fafafa" loext:opacity="100%" style:font-name="Calibri Light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color="#fafafa" loext:opacity="100%" style:font-name="Calibri Light" fo:font-size="14pt" style:font-size-asian="14pt" style:font-size-complex="14pt"/>
    </style:style>
    <style:style style:name="MP17" style:family="paragraph">
      <style:paragraph-properties fo:text-align="center"/>
      <style:text-properties fo:color="#fafafa" loext:opacity="100%" style:font-name="Calibri Light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color="#fafafa" loext:opacity="100%" style:font-name="Calibri Light" fo:font-size="14pt" style:font-size-asian="14pt" style:font-size-complex="14pt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afafa" loext:opacity="100%" style:font-name="Calibri Light1" fo:font-size="14pt" fo:font-style="normal" style:font-size-asian="14pt" style:font-style-asian="normal" style:font-size-complex="14pt" style:font-style-complex="normal"/>
    </style:style>
    <style:style style:name="MT3" style:family="text">
      <style:text-properties fo:color="#fafafa" loext:opacity="100%" style:font-name="Calibri Light1" fo:font-size="14pt" fo:text-shadow="none" style:font-size-asian="14pt" style:font-size-complex="14pt"/>
    </style:style>
    <style:style style:name="MT4" style:family="text">
      <style:text-properties fo:color="#fafafa" loext:opacity="100%" style:font-name="Calibri Light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afaf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afaf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afafa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afaf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afaf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afaf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afaf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afaf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afaf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afafa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LemonLim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3.093cm" svg:x="0cm" svg:y="12.6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" draw:text-style-name="MP6" draw:layer="backgroundobjects" svg:width="27.991cm" svg:height="1.27cm" svg:x="0cm" svg:y="14.603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" draw:text-style-name="MP7" draw:layer="backgroundobjects" svg:width="27.991cm" svg:height="6.984cm" svg:x="0cm" svg:y="0.001cm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4" draw:text-style-name="MP8" draw:layer="backgroundobjects" svg:width="27.991cm" svg:height="3.685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LemonLime-title" draw:layer="backgroundobjects" svg:width="25.392cm" svg:height="2.629cm" svg:x="1.269cm" svg:y="0.634cm" presentation:class="title" presentation:placeholder="true">
        <draw:text-box/>
      </draw:frame>
      <draw:frame presentation:style-name="LemonLime-outline1" draw:layer="backgroundobjects" svg:width="25.392cm" svg:height="9.768cm" svg:x="1.269cm" svg:y="4.2cm" presentation:class="outline" presentation:placeholder="true">
        <draw:text-box/>
      </draw:frame>
      <draw:frame presentation:style-name="Mpr5" draw:text-style-name="MP10" draw:layer="backgroundobjects" svg:width="5.713cm" svg:height="0.828cm" svg:x="16.504cm" svg:y="14.92cm" presentation:class="date-time">
        <draw:text-box>
          <text:p text:style-name="MP9"><text:span text:style-name="MT2"><presentation:date-time/></text:span></text:p>
        </draw:text-box>
      </draw:frame>
      <draw:frame presentation:style-name="Mpr5" draw:text-style-name="MP12" draw:layer="backgroundobjects" svg:width="14.6cm" svg:height="0.828cm" svg:x="1.269cm" svg:y="14.92cm" presentation:class="footer">
        <draw:text-box>
          <text:p text:style-name="MP11"><text:span text:style-name="MT3"><presentation:footer/></text:span></text:p>
        </draw:text-box>
      </draw:frame>
      <draw:frame presentation:style-name="Mpr5" draw:text-style-name="MP10" draw:layer="backgroundobjects" svg:width="3.738cm" svg:height="0.828cm" svg:x="22.852cm" svg:y="14.92cm" presentation:class="page-number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emonLime-title" draw:layer="backgroundobjects" svg:width="18.624cm" svg:height="10.476cm" svg:x="1.482cm" svg:y="2.123cm" presentation:class="page"/>
        <draw:frame presentation:style-name="LemonLim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ge" style:page-layout-name="PM1" draw:style-name="Mdp1">
      <office:forms form:automatic-focus="false" form:apply-design-mode="false"/>
      <draw:custom-shape presentation:style-name="Mpr8" draw:text-style-name="MP5" draw:layer="backgroundobjects" svg:width="27.991cm" svg:height="3.093cm" svg:x="0cm" svg:y="12.6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9" draw:text-style-name="MP13" draw:layer="backgroundobjects" svg:width="27.991cm" svg:height="1.27cm" svg:x="0cm" svg:y="14.603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0" draw:text-style-name="MP7" draw:layer="backgroundobjects" svg:width="27.991cm" svg:height="6.984cm" svg:x="0cm" svg:y="0.001cm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1" draw:text-style-name="MP14" draw:layer="backgroundobjects" svg:width="27.991cm" svg:height="3.685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Orange-title" draw:layer="backgroundobjects" svg:width="25.392cm" svg:height="2.629cm" svg:x="1.269cm" svg:y="0.627cm" presentation:class="title" presentation:placeholder="true">
        <draw:text-box/>
      </draw:frame>
      <draw:frame presentation:style-name="Orange-outline1" draw:layer="backgroundobjects" svg:width="25.392cm" svg:height="9.778cm" svg:x="1.269cm" svg:y="4.19cm" presentation:class="outline" presentation:placeholder="true">
        <draw:text-box/>
      </draw:frame>
      <draw:frame presentation:style-name="Mpr12" draw:text-style-name="MP16" draw:layer="backgroundobjects" svg:width="5.713cm" svg:height="0.838cm" svg:x="16.504cm" svg:y="14.908cm" presentation:class="date-time">
        <draw:text-box>
          <text:p text:style-name="MP15"><presentation:date-time/></text:p>
        </draw:text-box>
      </draw:frame>
      <draw:frame presentation:style-name="Mpr12" draw:text-style-name="MP18" draw:layer="backgroundobjects" svg:width="14.6cm" svg:height="0.838cm" svg:x="1.269cm" svg:y="14.908cm" presentation:class="footer">
        <draw:text-box>
          <text:p text:style-name="MP17"><presentation:footer/></text:p>
        </draw:text-box>
      </draw:frame>
      <draw:frame presentation:style-name="Mpr12" draw:text-style-name="MP16" draw:layer="backgroundobjects" svg:width="3.733cm" svg:height="0.838cm" svg:x="22.852cm" svg:y="14.908cm" presentation:class="page-number">
        <draw:text-box>
          <text:p text:style-name="MP15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Orange-title" draw:layer="backgroundobjects" svg:width="0cm" svg:height="0cm" svg:x="0cm" svg:y="2.123cm" presentation:class="page"/>
        <draw:frame presentation:style-name="Orang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0" draw:layer="backgroundobjects" svg:width="9.369cm" svg:height="1.396cm" svg:x="0cm" svg:y="0cm" presentation:class="header">
          <draw:text-box>
            <text:p text:style-name="MP19"><presentation:header/></text:p>
          </draw:text-box>
        </draw:frame>
        <draw:frame presentation:style-name="Mpr13" draw:text-style-name="MP22" draw:layer="backgroundobjects" svg:width="9.369cm" svg:height="1.396cm" svg:x="12.22cm" svg:y="0cm" presentation:class="date-time">
          <draw:text-box>
            <text:p text:style-name="MP21"><presentation:date-time/></text:p>
          </draw:text-box>
        </draw:frame>
        <draw:frame presentation:style-name="Mpr14" draw:text-style-name="MP20" draw:layer="backgroundobjects" svg:width="9.369cm" svg:height="1.396cm" svg:x="0cm" svg:y="26.543cm" presentation:class="footer">
          <draw:text-box>
            <text:p text:style-name="MP19"><presentation:footer/></text:p>
          </draw:text-box>
        </draw:frame>
        <draw:frame presentation:style-name="Mpr14" draw:text-style-name="MP22" draw:layer="backgroundobjects" svg:width="9.369cm" svg:height="1.396cm" svg:x="12.22cm" svg:y="26.543cm" presentation:class="page-number">
          <draw:text-box>
            <text:p text:style-name="MP2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1T09:04:21.882000000</meta:creation-date>
    <dc:date>2021-02-11T10:27:43.176000000</dc:date>
    <meta:editing-duration>PT44M47S</meta:editing-duration>
    <meta:editing-cycles>19</meta:editing-cycles>
    <meta:generator>LibreOffice/7.0.0.3$Windows_X86_64 LibreOffice_project/8061b3e9204bef6b321a21033174034a5e2ea88e</meta:generator>
    <meta:document-statistic meta:object-count="48"/>
  </office:meta>
</office:document-meta>
</file>